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znam</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jiný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t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a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e zasláno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ťová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Ctrl+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é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L], Objekty OLE Microsoft se při načítání dokumentu formátu Microsoftu převedou na odpovídající objekty OLE LibreOffice („L“ značí „load“, anglicky „načíst“).</text:p>
      <text:p text:style-name="P22">Pokud zaškrtneme možnost [S], objekty OLE LibreOffice se při ukládání dokumentu formátu Microsoft převedou na odpovídající objekty OLE Microsoft („S“ značí „save“, anglicky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a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a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s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y</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